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right"/>
    </style:style>
    <style:style style:name="P3" style:family="paragraph">
      <style:paragraph-properties fo:line-height="100.00%" fo:text-align="left"/>
    </style:style>
    <style:style style:name="P4" style:family="paragraph">
      <style:paragraph-properties fo:line-height="100.00%" fo:text-align="right"/>
    </style:style>
    <style:style style:name="P5" style:family="paragraph">
      <style:paragraph-properties fo:line-height="100.00%" fo:text-align="left"/>
    </style:style>
    <style:style style:name="P6" style:family="paragraph">
      <style:paragraph-properties fo:line-height="100.00%" fo:text-align="righ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office:automatic-styles>
  <office:body>
    <office:text>
      <text:p text:style-name="P1"><text:span text:style-name="T1">Conclusiones</text:span></text:p>
      <text:p text:style-name="P1"><text:span text:style-name="T2"/></text:p>
      <text:p text:style-name="P1"><text:span text:style-name="T3">Desde que hicimos el estudio de viabilidad nos dimos cuenta que seria muy complicado o casi imposible finalizar todo el proyecto con sus requisitos mínimos y opcionales de una manera optima , así que nos marcamos como objetivo principal centrarnos en el núcleo del proyecto y finalmente podemos comprobar que una vez finalizado el proyecto hemos llegado a los requisitos mínimos que se había marcado en el planteamiento del problema . Es posible que muchos de los requisitos los podríamos haber optimizado mucho más si hubiéramos tenido un poco más de tiempo, pero esta falta de tiempo la hemos complementado con una buena organización y cohesión en el grupo , facilitando de esta manera el rápido aprendizaje del framework que hemos utilizado<text:s text:c="2"/>( Laravel ) para una codificación más ágil.</text:span></text:p>
      <text:p text:style-name="P1"><text:span text:style-name="T4"/></text:p>
      <text:p text:style-name="P1"><text:span text:style-name="T5">En conclusión general hemos llegado a los requisitos mínimos que se marcaban en el problema , incluso hemos conseguido hacer algunos de extras y hemos tenido un organización y trabajo en grupo más que satisfactoria para poder cumplir con todos los objetivos marcados.</text:span></text:p>
      <text:p text:style-name="P1"><text:span text:style-name="T6"/></text:p>
      <text:p text:style-name="P1"><text:span text:style-name="T7">Conclusiones Personales</text:span></text:p>
      <text:p text:style-name="P1"><text:span text:style-name="T8"/></text:p>
      <text:p text:style-name="P1"><text:span text:style-name="T9">“Con el desarrollo de este proyecto he aprendido con más profundidad todos las fases de un proyecto real y la utilización del framework Laravel. Personalmente pienso que hemos cumplido con garantías los requisitos mínimos , gracias a la buena organización y el buen estado de ánimo del grupo.”</text:span></text:p>
      <text:p text:style-name="P2"><text:span text:style-name="T10">Marc Picazos</text:span></text:p>
      <text:p text:style-name="P2"><text:span text:style-name="T11"/></text:p>
      <text:p text:style-name="P3"><text:span text:style-name="T12">“Empezamos prácticamente de cero ya que nadie había trabajado con un framework “limpio”, le hemos dedicado mucho tiempo, dedicación y cariño al proyecto, yo al menos me siento bastante satisfecho con el resultado, pero podría ser mucho mejor si hubiésemos tenido una semana más, gracias al proyecto más o menos ya se el rol que desempeño trabajando en equipo.”</text:span></text:p>
      <text:p text:style-name="P3"><text:span text:style-name="T13"/></text:p>
      <text:p text:style-name="P4"><text:span text:style-name="T14">Sergio González Gómez</text:span></text:p>
      <text:p text:style-name="P5"><text:span text:style-name="T15">“Proyecto desde 0, tiempo mínimo, corriendo como loco, pero al final creo que hemos cumplido los requisitos. Por lo tanto puedo estar orgulloso de haber hecho este proyecto con un conocimiento nulo del framework utilizado. A nivel individual me a servido bastante para aprender como funciona este framework y a trabajar con una fecha límite estrecha. En resumen me siento orgulloso del equipo con el que he trabajado y el resultado final. ”</text:span></text:p>
      <text:p text:style-name="P5"><text:span text:style-name="T16"/></text:p>
      <text:p text:style-name="P6"><text:span text:style-name="T17">Adrià Mondéjar Daza</text:span></text:p>
      <text:p text:style-name="P7"><text:span text:style-name="T18"/></text:p>
      <text:p text:style-name="P7"><text:span text:style-name="T19">Puntos de mejora</text:span><text:span text:style-name="T20"><text:s/></text:span></text:p>
      <text:p text:style-name="P7"><text:span text:style-name="T21"/></text:p>
      <text:p text:style-name="P7"><text:span text:style-name="T22">Como bien hemos comentado en la conclusión por falta de tiempo no hemos podido implementar algunos puntos opcionales y la resolución del problema de una manera más optima.</text:span></text:p>
      <text:p text:style-name="P7"><text:span text:style-name="T23"/></text:p>
      <text:p text:style-name="P7"><text:span text:style-name="T24">Así que a continuación nombramos algunos puntos a implementar : </text:span></text:p>
      <text:p text:style-name="P7"><text:span text:style-name="T25"/></text:p>
      <text:list text:style-name="L8">
        <text:list-item>
          <text:p text:style-name="P8"><text:span text:style-name="T26">Foro de preguntas y respuestas sobre un producto.</text:span></text:p>
        </text:list-item>
        <text:list-item>
          <text:p text:style-name="P8"><text:span text:style-name="T26">Denuncias</text:span></text:p>
        </text:list-item>
        <text:list-item>
          <text:p text:style-name="P8"><text:span text:style-name="T26">Devoluciones</text:span></text:p>
        </text:list-item>
        <text:list-item>
          <text:p text:style-name="P8"><text:span text:style-name="T26">Registro con Facebook</text:span></text:p>
        </text:list-item>
        <text:list-item>
          <text:p text:style-name="P8"><text:span text:style-name="T26">Mapa con los productos más cercanos.</text:span></text:p>
        </text:list-item>
      </text:list>
      <text:p text:style-name="P9"><text:span text:style-name="T27"/></text:p>
      <text:p text:style-name="P9"><text:span text:style-name="T27"/></text:p>
      <text:p text:style-name="P9"><text:span text:style-name="T28"><text:s text:c="3"/></text:span></text:p>
      <text:p text:style-name="P9"><text:span text:style-name="T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